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74250" officeooo:paragraph-rsid="000742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 there!</text:p>
      <text:p text:style-name="P1">You are coo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igh Stauffer</meta:initial-creator>
    <meta:creation-date>2014-10-07T10:11:51.266971265</meta:creation-date>
    <dc:date>2014-10-07T10:12:55.591969527</dc:date>
    <dc:creator>Leigh Stauffer</dc:creator>
    <meta:editing-duration>P0D</meta:editing-duration>
    <meta:editing-cycles>1</meta:editing-cycles>
    <meta:document-statistic meta:table-count="0" meta:image-count="0" meta:object-count="0" meta:page-count="1" meta:paragraph-count="2" meta:word-count="5" meta:character-count="22" meta:non-whitespace-character-count="19"/>
    <meta:generator>LibreOffice/4.1.6.2$Linux_X86_64 LibreOffice_project/410$Build-2</meta:generator>
  </office:meta>
</office:document-meta>
</file>